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729fcf" draw:auto-grow-height="false" draw:fit-to-size="shrink-to-fit" style:shrink-to-fit="true" fo:min-height="1.423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ffffff" draw:fill="none" draw:fill-color="#729fcf" draw:auto-grow-height="false" draw:fit-to-size="shrink-to-fit" style:shrink-to-fit="true" fo:min-height="1.423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cm" svg:height="1.673cm" svg:x="5.7cm" svg:y="16.9cm">
          <draw:text-box>
            <text:p text:style-name="P1">printAgeHistory LR</text:p>
          </draw:text-box>
        </draw:frame>
        <draw:frame draw:style-name="gr1" draw:text-style-name="P2" draw:layer="layout" svg:width="6.5cm" svg:height="1.673cm" svg:x="5.7cm" svg:y="15.227cm">
          <draw:text-box>
            <text:p text:style-name="P1">day</text:p>
          </draw:text-box>
        </draw:frame>
        <draw:frame draw:style-name="gr1" draw:text-style-name="P2" draw:layer="layout" svg:width="6.5cm" svg:height="1.673cm" svg:x="5.7cm" svg:y="13.527cm">
          <draw:text-box>
            <text:p text:style-name="P1">month</text:p>
          </draw:text-box>
        </draw:frame>
        <draw:frame draw:style-name="gr1" draw:text-style-name="P2" draw:layer="layout" svg:width="6.5cm" svg:height="1.673cm" svg:x="5.7cm" svg:y="11.827cm">
          <draw:text-box>
            <text:p text:style-name="P1">year</text:p>
          </draw:text-box>
        </draw:frame>
        <draw:frame draw:style-name="gr1" draw:text-style-name="P2" draw:layer="layout" svg:width="6.5cm" svg:height="7.9cm" svg:x="5.7cm" svg:y="3.9cm">
          <draw:text-box>
            <text:p text:style-name="P1">13x registers</text:p>
          </draw:text-box>
        </draw:frame>
        <draw:polyline draw:style-name="gr2" draw:text-style-name="P3" draw:layer="layout" svg:width="0.899cm" svg:height="7.299cm" svg:x="12.6cm" svg:y="11.6cm" svg:viewBox="0 0 900 7300" draw:points="0,0 900,0 900,7300 100,7300">
          <text:p/>
        </draw:polyline>
        <draw:frame draw:style-name="gr3" draw:text-style-name="P2" draw:layer="layout" svg:width="4.6cm" svg:height="1cm" svg:x="1.8cm" svg:y="2.4cm">
          <draw:text-box>
            <text:p text:style-name="P1">printAgeHistory</text:p>
            <text:p text:style-name="P1"/>
          </draw:text-box>
        </draw:frame>
        <draw:frame draw:style-name="gr3" draw:text-style-name="P2" draw:layer="layout" svg:width="4.6cm" svg:height="1.8cm" svg:x="14.1cm" svg:y="14.6cm">
          <draw:text-box>
            <text:p text:style-name="P1">Pushed by caller</text:p>
            <text:p text:style-name="P1"/>
          </draw:text-box>
        </draw:frame>
        <draw:frame draw:style-name="gr3" draw:text-style-name="P2" draw:layer="layout" svg:width="4.6cm" svg:height="1.8cm" svg:x="14.1cm" svg:y="7.5cm">
          <draw:text-box>
            <text:p text:style-name="P1">Pushed by callee</text:p>
            <text:p text:style-name="P1"/>
          </draw:text-box>
        </draw:frame>
        <draw:polyline draw:style-name="gr2" draw:text-style-name="P3" draw:layer="layout" svg:width="0.899cm" svg:height="7.299cm" svg:x="12.6cm" svg:y="4.2cm" svg:viewBox="0 0 900 7300" draw:points="0,0 900,0 900,7300 100,7300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7:19:59.917992422</meta:creation-date>
    <dc:date>2023-11-23T19:40:55.500422117</dc:date>
    <meta:editing-duration>PT1H47M30S</meta:editing-duration>
    <meta:editing-cycles>2</meta:editing-cycles>
    <meta:generator>LibreOffice/6.4.7.2$Linux_X86_64 LibreOffice_project/40$Build-2</meta:generator>
    <meta:document-statistic meta:object-count="10"/>
  </office:meta>
</office:document-meta>
</file>